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78.4mm"/>
    </style:style>
    <style:style style:name="co3" style:family="table-column">
      <style:table-column-properties fo:break-before="auto" style:column-width="39.74mm"/>
    </style:style>
    <style:style style:name="co4" style:family="table-column">
      <style:table-column-properties fo:break-before="auto" style:column-width="24.96mm"/>
    </style:style>
    <style:style style:name="co5" style:family="table-column">
      <style:table-column-properties fo:break-before="auto" style:column-width="27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3.62mm"/>
    </style:style>
    <style:style style:name="co8" style:family="table-column">
      <style:table-column-properties fo:break-before="auto" style:column-width="27.43mm"/>
    </style:style>
    <style:style style:name="co9" style:family="table-column">
      <style:table-column-properties fo:break-before="auto" style:column-width="72.16mm"/>
    </style:style>
    <style:style style:name="co10" style:family="table-column">
      <style:table-column-properties fo:break-before="auto" style:column-width="34.59mm"/>
    </style:style>
    <style:style style:name="co11" style:family="table-column">
      <style:table-column-properties fo:break-before="auto" style:column-width="62.72mm"/>
    </style:style>
    <style:style style:name="co12" style:family="table-column">
      <style:table-column-properties fo:break-before="auto" style:column-width="44.2mm"/>
    </style:style>
    <style:style style:name="co13" style:family="table-column">
      <style:table-column-properties fo:break-before="auto" style:column-width="42.95mm"/>
    </style:style>
    <style:style style:name="co14" style:family="table-column">
      <style:table-column-properties fo:break-before="auto" style:column-width="77.33mm"/>
    </style:style>
    <style:style style:name="co15" style:family="table-column">
      <style:table-column-properties fo:break-before="auto" style:column-width="40.82mm"/>
    </style:style>
    <style:style style:name="co16" style:family="table-column">
      <style:table-column-properties fo:break-before="auto" style:column-width="6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29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4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ackground-color="#ffffa6" fo:border="0.06pt solid #000000"/>
    </style:style>
    <style:style style:name="ce1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 fo:border="0.06pt solid #000000" style:vertical-align="middle"/>
    </style:style>
    <style:style style:name="ce3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結果まとめ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6" table:default-cell-style-name="ce1"/>
        <table:table-column table:style-name="co9" table:default-cell-style-name="Default"/>
        <table:table-row table:style-name="ro1">
          <table:table-cell table:style-name="Default" table:number-columns-repeated="3"/>
          <table:table-cell table:style-name="Default" office:value-type="string" calcext:value-type="string">
            <text:p># of variations</text:p>
          </table:table-cell>
          <table:table-cell table:style-name="Default" table:number-columns-repeated="4"/>
          <table:table-cell table:style-name="Default" office:value-type="string" calcext:value-type="string" table:number-columns-spanned="4" table:number-rows-spanned="1">
            <text:p>バグありファイル</text:p>
          </table:table-cell>
          <table:covered-table-cell table:number-columns-repeated="3" table:style-name="Default"/>
          <table:table-cell table:style-name="Default" office:value-type="string" calcext:value-type="string" table:number-columns-spanned="2" table:number-rows-spanned="1">
            <text:p>バグなしファイル</text:p>
          </table:table-cell>
          <table:covered-table-cell table:style-name="Default"/>
          <table:table-cell/>
        </table:table-row>
        <table:table-row table:style-name="ro2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Defect Sub Type</text:p>
          </table:table-cell>
          <table:table-cell table:style-name="ce4" office:value-type="string" calcext:value-type="string">
            <text:p>Defect Type</text:p>
          </table:table-cell>
          <table:table-cell table:style-name="ce4" office:value-type="string" calcext:value-type="string">
            <text:p>with Defects</text:p>
          </table:table-cell>
          <table:table-cell table:style-name="ce4" office:value-type="string" calcext:value-type="string">
            <text:p>without Defects</text:p>
          </table:table-cell>
          <table:table-cell table:style-name="ce4" office:value-type="string" calcext:value-type="string">
            <text:p>test file id</text:p>
          </table:table-cell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採否</text:p>
          </table:table-cell>
          <table:table-cell table:style-name="ce7" office:value-type="string" calcext:value-type="string">
            <text:p>バグを見つけた数</text:p>
          </table:table-cell>
          <table:table-cell table:style-name="ce7" office:value-type="string" calcext:value-type="string">
            <text:p>期待通り見つけた件数</text:p>
          </table:table-cell>
          <table:table-cell table:style-name="ce7" office:value-type="string" calcext:value-type="string">
            <text:p>期待通りではないがともかく見つけた件数</text:p>
          </table:table-cell>
          <table:table-cell table:style-name="ce7" office:value-type="string" calcext:value-type="string">
            <text:p>見つけられなかった件数</text:p>
          </table:table-cell>
          <table:table-cell table:style-name="ce7" office:value-type="string" calcext:value-type="string">
            <text:p>バグを見つけた数</text:p>
          </table:table-cell>
          <table:table-cell table:style-name="ce7" office:value-type="string" calcext:value-type="string">
            <text:p>見つけられなかった件数</text:p>
          </table:table-cell>
          <table:table-cell office:value-type="string" calcext:value-type="string">
            <text:p>メモ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tic buffer overrun</text:p>
          </table:table-cell>
          <table:table-cell table:style-name="ce2" office:value-type="string" calcext:value-type="string">
            <text:p>Static memory</text:p>
          </table:table-cell>
          <table:table-cell table:number-columns-repeated="2" table:style-name="ce2" office:value-type="float" office:value="54" calcext:value-type="float">
            <text:p>5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overrun_st.c</text:p>
          </table:table-cell>
          <table:table-cell table:style-name="ce2" office:value-type="string" calcext:value-type="string">
            <text:p>採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3]-[.I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3]-[.M3]"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atic buffer underrun</text:p>
          </table:table-cell>
          <table:table-cell table:style-name="ce2" office:value-type="string" calcext:value-type="string">
            <text:p>Static memory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underrun_st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4]+[.K4]"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]-[.I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4]-[.M4]" office:value-type="float" office:value="13" calcext:value-type="float">
            <text:p>13</text:p>
          </table:table-cell>
          <table:table-cell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oss thread stack access</text:p>
          </table:table-cell>
          <table:table-cell table:style-name="ce2" office:value-type="string" calcext:value-type="string">
            <text:p>Stack-related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t_cross_thread_access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5]+[.K5]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D5]-[.I5]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E5]-[.M5]" office:value-type="float" office:value="3" calcext:value-type="float">
            <text:p>3</text:p>
          </table:table-cell>
          <table:table-cell office:value-type="string" calcext:value-type="string">
            <text:p>thread未対応なので、これは発見できないかも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ack overflow</text:p>
          </table:table-cell>
          <table:table-cell table:style-name="ce2" office:value-type="string" calcext:value-type="string">
            <text:p>Stack-related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t_overflow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6]+[.K6]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D6]-[.I6]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6]-[.M6]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ack underrun</text:p>
          </table:table-cell>
          <table:table-cell table:style-name="ce2" office:value-type="string" calcext:value-type="string">
            <text:p>Stack-related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st_underrun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7]+[.K7]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D7]-[.I7]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7]-[.M7]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nvalid memory access to already freed area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valid_memory_access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8]+[.K8]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8]-[.I8]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8]-[.M8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emory allocation failure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emory_allocation_failure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9]+[.K9]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9]-[.I9]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9]-[.M9]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emory leakage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memory_leak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0]+[.K10]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D10]-[.I10]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0]-[.M10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turn of a pointer to a local variable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eturn_local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1]+[.K11]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1]-[.I1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1]-[.M11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Uninitialized memory access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uninit_memory_access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2]+[.K12]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D12]-[.I12]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2]-[.M12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Double free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3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ouble_free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3]+[.K13]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3]-[.I13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3]-[.M13]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ree non dynamically allocated memory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ree_nondynamic_allocated_memory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4]+[.K14]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4]-[.I1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4]-[.M14]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ree NULL pointer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free_null_pointer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5]+[.K15]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5]-[.I15]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5]-[.M15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ad cast of a function pointer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func_pointer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6]+[.K16]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D16]-[.I16]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6]-[.M16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ereferencing a NULL pointer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ull_pointer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7]+[.K17]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D17]-[.I17]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7]-[.M17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correct pointer arithmetic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ptr_subtraction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8]+[.K18]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D18]-[.I18]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8]-[.M18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Uninitialized pointer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uninit_pointer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9]+[.K19]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9]-[.I19]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E19]-[.M19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Wrong arguments passed to a function pointer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wrong_arguments_func_pointer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20]+[.K20]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0]-[.I20]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E20]-[.M20]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omparison NULL with function pointer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mp_funcadr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21]+[.K21]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D21]-[.I21]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21]-[.M2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wer related errors</text:p>
          </table:table-cell>
          <table:table-cell office:value-type="string" calcext:value-type="string">
            <text:p>Numerical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w_related_errors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teger sign lost because of unsigned cast</text:p>
          </table:table-cell>
          <table:table-cell office:value-type="string" calcext:value-type="string">
            <text:p>Numerica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gn_conv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vision by zero</text:p>
          </table:table-cell>
          <table:table-cell office:value-type="string" calcext:value-type="string">
            <text:p>Numerica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zero_division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it shift bigger than integral type or negative</text:p>
          </table:table-cell>
          <table:table-cell office:value-type="string" calcext:value-type="string">
            <text:p>Numeric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_shift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teger precision lost because of cast</text:p>
          </table:table-cell>
          <table:table-cell office:value-type="string" calcext:value-type="string">
            <text:p>Numerica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_lost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ta overflow</text:p>
          </table:table-cell>
          <table:table-cell office:value-type="string" calcext:value-type="string">
            <text:p>Numerical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_overflow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ta underflow</text:p>
          </table:table-cell>
          <table:table-cell office:value-type="string" calcext:value-type="string">
            <text:p>Numerica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_underflow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nintentional end less loop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dless_loop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seless assignment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sign_code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 extern type for global variable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valid_extern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n void function does not return value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_return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ninitialized variable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ninit_var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ntradict conditions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flicting_cond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ad code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ad_code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turn value of function never checked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unction_return_value_unchecked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proper error handling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proper_error_handling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proper termination of block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proper_termination_of_block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dundant conditions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dundant_cond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nused variable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used_var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ssign small buffer for structure</text:p>
          </table:table-cell>
          <table:table-cell table:style-name="ce2" office:value-type="string" calcext:value-type="string">
            <text:p>Dynamic memory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ittlemem_st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41]+[.K41]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1]-[.I41]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E41]-[.M41]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Memory copy at overlapping areas</text:p>
          </table:table-cell>
          <table:table-cell table:style-name="ce2" office:value-type="string" calcext:value-type="string">
            <text:p>Dynamic memory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ow_memcpy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42]+[.K42]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D42]-[.I42]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42]-[.M4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Dynamic buffer overflow</text:p>
          </table:table-cell>
          <table:table-cell table:style-name="ce2" office:value-type="string" calcext:value-type="string">
            <text:p>Dynamic memory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ffer_overrun_dynamic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43]+[.K43]" office:value-type="float" office:value="32" calcext:value-type="float">
            <text:p>3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3]-[.I4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43]-[.M43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ynamic buffer underrun</text:p>
          </table:table-cell>
          <table:table-cell table:style-name="ce2" office:value-type="string" calcext:value-type="string">
            <text:p>Dynamic memory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er_underrun_dynamic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44]+[.K44]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D44]-[.I44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44]-[.M44]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Deletion of data structure sentinel</text:p>
          </table:table-cell>
          <table:table-cell table:style-name="ce2" office:value-type="string" calcext:value-type="string">
            <text:p>Dynamic memory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deletion_of_data_structure_sentinel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45]+[.K45]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D45]-[.I45]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45]-[.M4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ive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velock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ocked but never un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ck_never_unlock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ace condition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ce_condition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ong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_lock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nlock without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lock_without_lock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ad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ad_lock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ouble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uble_lock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uble release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uble_release.c</text:p>
          </table:table-cell>
          <table:table-cell office:value-type="string" calcext:value-type="string">
            <text:p>否</text:p>
          </table:table-cell>
          <table:table-cell table:number-columns-repeated="7"/>
        </table:table-row>
      </table:table>
      <table:table table:name="Detection_Rate比較" table:style-name="ta1">
        <table:shapes>
          <draw:frame draw:z-index="0" draw:style-name="gr1" draw:text-style-name="P1" svg:width="257.57mm" svg:height="148.12mm" svg:x="27.35mm" svg:y="35.27mm">
            <draw:object draw:notify-on-update-of-ranges="Detection_Rate比較.B1:Detection_Rate比較.B1 Detection_Rate比較.B2:Detection_Rate比較.B6 Detection_Rate比較.C1:Detection_Rate比較.C1 Detection_Rate比較.C2:Detection_Rate比較.C6 Detection_Rate比較.D1:Detection_Rate比較.D1 Detection_Rate比較.D2:Detection_Rate比較.D6 Detection_Rate比較.E1:Detection_Rate比較.E1 Detection_Rate比較.E2:Detection_Rate比較.E6 Detection_Rate比較.F1:Detection_Rate比較.F1 Detection_Rate比較.F2:Detection_Rate比較.F6 Detection_Rate比較.G1:Detection_Rate比較.G1 Detection_Rate比較.G2:Detection_Rate比較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ce2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row table:style-name="ro3">
          <table:table-cell/>
          <table:table-cell table:style-name="Default" office:value-type="string" calcext:value-type="string">
            <text:p>Detection Rate</text:p>
          </table:table-cell>
          <table:table-cell table:style-name="Default" office:value-type="string" calcext:value-type="string">
            <text:p>KLEE(期待通り発見)</text:p>
          </table:table-cell>
          <table:table-cell table:style-name="Default" office:value-type="string" calcext:value-type="string">
            <text:p>KLEE(期待通りではないがともかく発見したものも含む)</text:p>
          </table:table-cell>
          <table:table-cell table:style-name="Default" office:value-type="string" calcext:value-type="string">
            <text:p>GrammaTech: CodeSonar</text:p>
          </table:table-cell>
          <table:table-cell table:style-name="Default" office:value-type="string" calcext:value-type="string">
            <text:p>MathWorks: Code Prover</text:p>
          </table:table-cell>
          <table:table-cell table:style-name="Default" office:value-type="string" calcext:value-type="string">
            <text:p>MathWorks: Bug Finder</text:p>
          </table:table-cell>
        </table:table-row>
        <table:table-row table:style-name="ro1">
          <table:table-cell/>
          <table:table-cell office:value-type="string" calcext:value-type="string">
            <text:p>Static memory</text:p>
          </table:table-cell>
          <table:table-cell table:formula="of:=SUM([$結果まとめ.J3:.J4])/SUM([$結果まとめ.D3:.D4])" office:value-type="percentage" office:value="0.985074626865672" calcext:value-type="percentage">
            <text:p>99%</text:p>
          </table:table-cell>
          <table:table-cell table:formula="of:=SUM([$結果まとめ.I3:.I4])/SUM([$結果まとめ.D3:.D4])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percentage" office:value="0.97" calcext:value-type="percentage">
            <text:p>97%</text:p>
          </table:table-cell>
        </table:table-row>
        <table:table-row table:style-name="ro1">
          <table:table-cell/>
          <table:table-cell office:value-type="string" calcext:value-type="string">
            <text:p>Dynamic memory</text:p>
          </table:table-cell>
          <table:table-cell table:formula="of:=SUM([$結果まとめ.J41:.J45])/SUM([$結果まとめ.D41:.D45])" office:value-type="percentage" office:value="0.896551724137931" calcext:value-type="percentage">
            <text:p>90%</text:p>
          </table:table-cell>
          <table:table-cell table:formula="of:=SUM([$結果まとめ.I41:.I45])/SUM([$結果まとめ.D41:.D45])" office:value-type="percentage" office:value="0.931034482758621" calcext:value-type="percentage">
            <text:p>93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9" calcext:value-type="percentage">
            <text:p>90%</text:p>
          </table:table-cell>
        </table:table-row>
        <table:table-row table:style-name="ro1">
          <table:table-cell/>
          <table:table-cell office:value-type="string" calcext:value-type="string">
            <text:p>Stack-related</text:p>
          </table:table-cell>
          <table:table-cell table:formula="of:=SUM([$結果まとめ.J5:.J7])/SUM([$結果まとめ.D5:.D7])" office:value-type="percentage" office:value="0" calcext:value-type="percentage">
            <text:p>0%</text:p>
          </table:table-cell>
          <table:table-cell table:formula="of:=SUM([$結果まとめ.I5:.I7])/SUM([$結果まとめ.D5:.D7])" office:value-type="percentage" office:value="0.15" calcext:value-type="percentage">
            <text:p>1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15" calcext:value-type="percentage">
            <text:p>15%</text:p>
          </table:table-cell>
        </table:table-row>
        <table:table-row table:style-name="ro1">
          <table:table-cell/>
          <table:table-cell office:value-type="string" calcext:value-type="string">
            <text:p>Resource management</text:p>
          </table:table-cell>
          <table:table-cell table:formula="of:=SUM([$結果まとめ.J8:.J14])/SUM([$結果まとめ.D8:.D14])" office:value-type="percentage" office:value="0.385416666666667" calcext:value-type="percentage">
            <text:p>39%</text:p>
          </table:table-cell>
          <table:table-cell table:formula="of:=SUM([$結果まとめ.I8:.I14])/SUM([$結果まとめ.D8:.D14])" office:value-type="percentage" office:value="0.53125" calcext:value-type="percentage">
            <text:p>53%</text:p>
          </table:table-cell>
          <table:table-cell office:value-type="percentage" office:value="0.61" calcext:value-type="percentage">
            <text:p>61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55" calcext:value-type="percentage">
            <text:p>55%</text:p>
          </table:table-cell>
        </table:table-row>
        <table:table-row table:style-name="ro1">
          <table:table-cell/>
          <table:table-cell office:value-type="string" calcext:value-type="string">
            <text:p>Pointer-related</text:p>
          </table:table-cell>
          <table:table-cell table:formula="of:=SUM([$結果まとめ.J15:.J21])/SUM([$結果まとめ.D15:.D21])" office:value-type="percentage" office:value="0.130952380952381" calcext:value-type="percentage">
            <text:p>13%</text:p>
          </table:table-cell>
          <table:table-cell table:formula="of:=SUM([$結果まとめ.I15:.I21])/SUM([$結果まとめ.D15:.D21])" office:value-type="percentage" office:value="0.416666666666667" calcext:value-type="percentage">
            <text:p>42%</text:p>
          </table:table-cell>
          <table:table-cell office:value-type="percentage" office:value="0.52" calcext:value-type="percentage">
            <text:p>52%</text:p>
          </table:table-cell>
          <table:table-cell table:number-columns-repeated="2" office:value-type="percentage" office:value="0.69" calcext:value-type="percentage">
            <text:p>69%</text:p>
          </table:table-cell>
        </table:table-row>
      </table:table>
      <table:table table:name="FPRate比較" table:style-name="ta1">
        <table:shapes>
          <draw:frame draw:z-index="0" draw:style-name="gr1" draw:text-style-name="P1" svg:width="257.57mm" svg:height="148.12mm" svg:x="27.35mm" svg:y="38.06mm">
            <draw:object draw:notify-on-update-of-ranges="FPRate比較.B2:FPRate比較.B6 FPRate比較.C1:FPRate比較.C1 FPRate比較.C2:FPRate比較.C6 FPRate比較.D1:FPRate比較.D1 FPRate比較.D2:FPRate比較.D6 FPRate比較.E1:FPRate比較.E1 FPRate比較.E2:FPRate比較.E6 FPRate比較.F1:FPRate比較.F1 FPRate比較.F2:FPRate比較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ce2"/>
        <table:table-column table:style-name="co10" table:default-cell-style-name="ce3"/>
        <table:table-column table:style-name="co12" table:default-cell-style-name="ce3"/>
        <table:table-column table:style-name="co13" table:number-columns-repeated="2" table:default-cell-style-name="ce3"/>
        <table:table-row table:style-name="ro3">
          <table:table-cell/>
          <table:table-cell table:style-name="Default" office:value-type="string" calcext:value-type="string">
            <text:p>100-FPR</text:p>
          </table:table-cell>
          <table:table-cell table:style-name="Default" office:value-type="string" calcext:value-type="string">
            <text:p>KLEE</text:p>
          </table:table-cell>
          <table:table-cell table:style-name="Default" office:value-type="string" calcext:value-type="string">
            <text:p>GrammaTech: CodeSonar</text:p>
          </table:table-cell>
          <table:table-cell table:style-name="Default" office:value-type="string" calcext:value-type="string">
            <text:p>MathWorks: Code Prover</text:p>
          </table:table-cell>
          <table:table-cell table:style-name="Default" office:value-type="string" calcext:value-type="string">
            <text:p>MathWorks: Bug Finder</text:p>
          </table:table-cell>
        </table:table-row>
        <table:table-row table:style-name="ro1">
          <table:table-cell/>
          <table:table-cell office:value-type="string" calcext:value-type="string">
            <text:p>Static memory</text:p>
          </table:table-cell>
          <table:table-cell table:formula="of:=1-SUM([$結果まとめ.M3:.M4])/SUM([$結果まとめ.E3:.E4])" office:value-type="percentage" office:value="1" calcext:value-type="percentage">
            <text:p>100%</text:p>
          </table:table-cell>
          <table:table-cell table:number-columns-repeated="3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Dynamic memory</text:p>
          </table:table-cell>
          <table:table-cell table:formula="of:=1-SUM([$結果まとめ.M41:.M45])/SUM([$結果まとめ.E41:.E45])" office:value-type="percentage" office:value="0.954022988505747" calcext:value-type="percentage">
            <text:p>9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Stack-related</text:p>
          </table:table-cell>
          <table:table-cell table:formula="of:=1-SUM([$結果まとめ.M5:.M7])/SUM([$結果まとめ.E5:.E7])" office:value-type="percentage" office:value="0.85" calcext:value-type="percentage">
            <text:p>8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85" calcext:value-type="percentage">
            <text:p>85%</text:p>
          </table:table-cell>
        </table:table-row>
        <table:table-row table:style-name="ro1">
          <table:table-cell/>
          <table:table-cell office:value-type="string" calcext:value-type="string">
            <text:p>Resource management</text:p>
          </table:table-cell>
          <table:table-cell table:formula="of:=1-SUM([$結果まとめ.M8:.M14])/SUM([$結果まとめ.E8:.E14])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Pointer-related</text:p>
          </table:table-cell>
          <table:table-cell table:formula="of:=1-SUM([$結果まとめ.M15:.M21])/SUM([$結果まとめ.E15:.E21])" office:value-type="percentage" office:value="0.964285714285714" calcext:value-type="percentage">
            <text:p>96%</text:p>
          </table:table-cell>
          <table:table-cell office:value-type="percentage" office:value="0.96" calcext:value-type="percentage">
            <text:p>96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<text:s/></text:p>
          </table:table-cell>
        </table:table-row>
      </table:table>
      <table:table table:name="ファイル名とIDの対応表" table:style-name="ta1">
        <table:table-column table:style-name="co6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efect sub type</text:p>
          </table:table-cell>
          <table:table-cell office:value-type="string" calcext:value-type="string">
            <text:p>defect type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t shift bigger than integral type or negative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bit_shif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ynamic buffer overrun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buffer_overrun_dynamic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ynamic buffer underrun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buffer_underrun_dynamic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mparison NULL with function pointer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cmp_funcad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ntradict conditions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conflicting_co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teger precision lost because of cast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data_lost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ta overflow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data_overflow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ta underflow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data_underflow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ead code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dead_cod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ad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dead_lock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eletion of data structure sentinel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deletion_of_data_structure_sentinel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ouble free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double_fre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ouble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double_lock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ouble release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double_releas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nintentional endless loop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endless_loop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ree non dynamically allocated memory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free_nondynamic_allocated_memor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ree NULL pointer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free_null_pointer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ad cast of a function pointer 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func_pointer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eturn value of function never checked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function_return_value_unchecked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mproper error handling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improper_error_handling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mproper termination of block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improper_termination_of_block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Useless assignment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insign_code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Bad extern type for global variable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invalid_exter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nvalid memory access to already freed area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invalid_memory_access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ssign small buffer for structure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littlemem_st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ive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livelock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Locked but never un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lock_never_unlock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emory allocation failure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memory_allocation_failure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emory leakage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memory_leak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on void function does not return value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not_return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ereferencing a NULL pointer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null_pointer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tatic buffer overrun </text:p>
          </table:table-cell>
          <table:table-cell office:value-type="string" calcext:value-type="string">
            <text:p>Static memory </text:p>
          </table:table-cell>
          <table:table-cell office:value-type="string" calcext:value-type="string">
            <text:p>overrun_st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emory copy at overlapping areas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ow_memcpy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ower related errors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pow_related_errors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Incorrect pointer arithmetic 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ptr_subtraction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Race condition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race_condition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Redundant conditions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redundant_cond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Return of a pointer to a local variable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return_local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Integer sign lost because of unsigned cast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sign_conv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ong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sleep_lock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Cross thread stack access </text:p>
          </table:table-cell>
          <table:table-cell office:value-type="string" calcext:value-type="string">
            <text:p>Stack related </text:p>
          </table:table-cell>
          <table:table-cell office:value-type="string" calcext:value-type="string">
            <text:p>st_cross_thread_access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tack overflow </text:p>
          </table:table-cell>
          <table:table-cell office:value-type="string" calcext:value-type="string">
            <text:p>Stack related </text:p>
          </table:table-cell>
          <table:table-cell office:value-type="string" calcext:value-type="string">
            <text:p>st_overflow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tack underrun </text:p>
          </table:table-cell>
          <table:table-cell office:value-type="string" calcext:value-type="string">
            <text:p>Stack related </text:p>
          </table:table-cell>
          <table:table-cell office:value-type="string" calcext:value-type="string">
            <text:p>st_underru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tatic buffer underrun </text:p>
          </table:table-cell>
          <table:table-cell office:value-type="string" calcext:value-type="string">
            <text:p>Static memory </text:p>
          </table:table-cell>
          <table:table-cell office:value-type="string" calcext:value-type="string">
            <text:p>underrun_st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Uninitialized memory access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uninit_memory_access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Uninitialized pointer 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uninit_pointer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Uninitialized variable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uninit_var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Unlock without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unlock_without_lock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Unused variable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unused_var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Wrong arguments passed to a function pointer 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wrong_arguments_func_pointer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Division by zero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zero_division</text:p>
          </table:table-cell>
        </table:table-row>
      </table:table>
      <table:named-expressions/>
      <table:database-ranges>
        <table:database-range table:name="__Anonymous_Sheet_DB__3" table:target-range-address="ファイル名とIDの対応表.B1:ファイル名とIDの対応表.E5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00/00/00</text:date>, <text:time style:data-style-name="N2" text:time-value="18:17:03.12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4:01:02.091000000</meta:creation-date>
    <dc:date>2019-12-12T19:27:53.370000000</dc:date>
    <meta:editing-duration>PT8H27M34S</meta:editing-duration>
    <meta:editing-cycles>23</meta:editing-cycles>
    <meta:generator>LibreOffice/6.1.2.1$Windows_X86_64 LibreOffice_project/65905a128db06ba48db947242809d14d3f9a93fe</meta:generator>
    <meta:document-statistic meta:table-count="4" meta:cell-count="8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758cm" svg:height="14.813cm" xlink:href=".." xlink:type="simple" chart:class="chart:bar" chart:style-name="ch1">
        <chart:title svg:x="10.754cm" svg:y="0.432cm" chart:style-name="ch2">
          <text:p>Detection Rate比較</text:p>
        </chart:title>
        <chart:legend chart:legend-position="end" svg:x="17.43cm" svg:y="5.894cm" style:legend-expansion="high" chart:style-name="ch3"/>
        <chart:plot-area chart:style-name="ch4" table:cell-range-address="Detection_Rate比較.B1:Detection_Rate比較.G6" chart:data-source-has-labels="both" svg:x="0.515cm" svg:y="1.533cm" svg:width="16.4cm" svg:height="12.984cm">
          <chartooo:coordinate-region svg:x="1.655cm" svg:y="1.736cm" svg:width="15.26cm" svg:height="12.128cm"/>
          <chart:axis chart:dimension="x" chart:name="primary-x" chart:style-name="ch5" chartooo:axis-type="auto">
            <chartooo:date-scale/>
            <chart:categories table:cell-range-address="Detection_Rate比較.B2:Detection_Rate比較.B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tection_Rate比較.C2:Detection_Rate比較.C6" chart:label-cell-address="Detection_Rate比較.C1:Detection_Rate比較.C1" chart:class="chart:bar">
            <chart:data-point chart:repeated="5"/>
          </chart:series>
          <chart:series chart:style-name="ch9" chart:values-cell-range-address="Detection_Rate比較.D2:Detection_Rate比較.D6" chart:label-cell-address="Detection_Rate比較.D1:Detection_Rate比較.D1" chart:class="chart:bar">
            <chart:data-point chart:repeated="5"/>
          </chart:series>
          <chart:series chart:style-name="ch10" chart:values-cell-range-address="Detection_Rate比較.E2:Detection_Rate比較.E6" chart:label-cell-address="Detection_Rate比較.E1:Detection_Rate比較.E1" chart:class="chart:bar">
            <chart:data-point chart:repeated="5"/>
          </chart:series>
          <chart:series chart:style-name="ch11" chart:values-cell-range-address="Detection_Rate比較.F2:Detection_Rate比較.F6" chart:label-cell-address="Detection_Rate比較.F1:Detection_Rate比較.F1" chart:class="chart:bar">
            <chart:data-point chart:repeated="5"/>
          </chart:series>
          <chart:series chart:style-name="ch12" chart:values-cell-range-address="Detection_Rate比較.G2:Detection_Rate比較.G6" chart:label-cell-address="Detection_Rate比較.G1:Detection_Rate比較.G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E(期待通り発見)</text:p>
                <draw:g>
                  <svg:desc>Detection_Rate比較.C1:Detection_Rate比較.C1</svg:desc>
                </draw:g>
              </table:table-cell>
              <table:table-cell office:value-type="string">
                <text:p>KLEE(期待通りではないがともかく発見したものも含む)</text:p>
                <draw:g>
                  <svg:desc>Detection_Rate比較.D1:Detection_Rate比較.D1</svg:desc>
                </draw:g>
              </table:table-cell>
              <table:table-cell office:value-type="string">
                <text:p>GrammaTech: CodeSonar</text:p>
                <draw:g>
                  <svg:desc>Detection_Rate比較.E1:Detection_Rate比較.E1</svg:desc>
                </draw:g>
              </table:table-cell>
              <table:table-cell office:value-type="string">
                <text:p>MathWorks: Code Prover</text:p>
                <draw:g>
                  <svg:desc>Detection_Rate比較.F1:Detection_Rate比較.F1</svg:desc>
                </draw:g>
              </table:table-cell>
              <table:table-cell office:value-type="string">
                <text:p>MathWorks: Bug Finder</text:p>
                <draw:g>
                  <svg:desc>Detection_Rate比較.G1:Detection_Rate比較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tic memory</text:p>
                <draw:g>
                  <svg:desc>Detection_Rate比較.B2:Detection_Rate比較.B6</svg:desc>
                </draw:g>
              </table:table-cell>
              <table:table-cell office:value-type="float" office:value="0.985074626865672">
                <text:p>0.985074626865672</text:p>
                <draw:g>
                  <svg:desc>Detection_Rate比較.C2:Detection_Rate比較.C6</svg:desc>
                </draw:g>
              </table:table-cell>
              <table:table-cell office:value-type="float" office:value="1">
                <text:p>1</text:p>
                <draw:g>
                  <svg:desc>Detection_Rate比較.D2:Detection_Rate比較.D6</svg:desc>
                </draw:g>
              </table:table-cell>
              <table:table-cell office:value-type="float" office:value="1">
                <text:p>1</text:p>
                <draw:g>
                  <svg:desc>Detection_Rate比較.E2:Detection_Rate比較.E6</svg:desc>
                </draw:g>
              </table:table-cell>
              <table:table-cell office:value-type="float" office:value="0.97">
                <text:p>0.97</text:p>
                <draw:g>
                  <svg:desc>Detection_Rate比較.F2:Detection_Rate比較.F6</svg:desc>
                </draw:g>
              </table:table-cell>
              <table:table-cell office:value-type="float" office:value="0.97">
                <text:p>0.97</text:p>
                <draw:g>
                  <svg:desc>Detection_Rate比較.G2:Detection_Rate比較.G6</svg:desc>
                </draw:g>
              </table:table-cell>
            </table:table-row>
            <table:table-row>
              <table:table-cell office:value-type="string">
                <text:p>Dynamic memory</text:p>
              </table:table-cell>
              <table:table-cell office:value-type="float" office:value="0.896551724137931">
                <text:p>0.896551724137931</text:p>
              </table:table-cell>
              <table:table-cell office:value-type="float" office:value="0.931034482758621">
                <text:p>0.931034482758621</text:p>
              </table:table-cell>
              <table:table-cell office:value-type="float" office:value="0.89">
                <text:p>0.89</text:p>
              </table:table-cell>
              <table:table-cell office:value-type="float" office:value="0.92">
                <text:p>0.9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Stack-related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esource management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53125">
                <text:p>0.53125</text:p>
              </table:table-cell>
              <table:table-cell office:value-type="float" office:value="0.61">
                <text:p>0.61</text:p>
              </table:table-cell>
              <table:table-cell office:value-type="float" office:value="0.2">
                <text:p>0.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Pointer-related</text:p>
              </table:table-cell>
              <table:table-cell office:value-type="float" office:value="0.130952380952381">
                <text:p>0.13095238095238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52">
                <text:p>0.52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758cm" svg:height="14.813cm" xlink:href=".." xlink:type="simple" chart:class="chart:bar" chart:style-name="ch1">
        <chart:title svg:x="9.219cm" svg:y="0.432cm" chart:style-name="ch2">
          <text:p>100-FPR(False Positive Rate)比較</text:p>
        </chart:title>
        <chart:legend chart:legend-position="end" svg:x="20.875cm" svg:y="6.348cm" style:legend-expansion="high" chart:style-name="ch3"/>
        <chart:plot-area chart:style-name="ch4" table:cell-range-address="FPRate比較.B1:FPRate比較.F6" chart:data-source-has-labels="both" svg:x="0.515cm" svg:y="1.533cm" svg:width="19.845cm" svg:height="12.984cm">
          <chartooo:coordinate-region svg:x="1.655cm" svg:y="1.736cm" svg:width="18.705cm" svg:height="12.128cm"/>
          <chart:axis chart:dimension="x" chart:name="primary-x" chart:style-name="ch5" chartooo:axis-type="auto">
            <chartooo:date-scale/>
            <chart:categories table:cell-range-address="FPRate比較.B2:FPRate比較.B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PRate比較.C2:FPRate比較.C6" chart:label-cell-address="FPRate比較.C1:FPRate比較.C1" chart:class="chart:bar">
            <chart:data-point chart:repeated="5"/>
          </chart:series>
          <chart:series chart:style-name="ch9" chart:values-cell-range-address="FPRate比較.D2:FPRate比較.D6" chart:label-cell-address="FPRate比較.D1:FPRate比較.D1" chart:class="chart:bar">
            <chart:data-point chart:repeated="5"/>
          </chart:series>
          <chart:series chart:style-name="ch10" chart:values-cell-range-address="FPRate比較.E2:FPRate比較.E6" chart:label-cell-address="FPRate比較.E1:FPRate比較.E1" chart:class="chart:bar">
            <chart:data-point chart:repeated="5"/>
          </chart:series>
          <chart:series chart:style-name="ch11" chart:values-cell-range-address="FPRate比較.F2:FPRate比較.F6" chart:label-cell-address="FPRate比較.F1:FPRate比較.F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E</text:p>
                <draw:g>
                  <svg:desc>FPRate比較.C1:FPRate比較.C1</svg:desc>
                </draw:g>
              </table:table-cell>
              <table:table-cell office:value-type="string">
                <text:p>GrammaTech: CodeSonar</text:p>
                <draw:g>
                  <svg:desc>FPRate比較.D1:FPRate比較.D1</svg:desc>
                </draw:g>
              </table:table-cell>
              <table:table-cell office:value-type="string">
                <text:p>MathWorks: Code Prover</text:p>
                <draw:g>
                  <svg:desc>FPRate比較.E1:FPRate比較.E1</svg:desc>
                </draw:g>
              </table:table-cell>
              <table:table-cell office:value-type="string">
                <text:p>MathWorks: Bug Finder</text:p>
                <draw:g>
                  <svg:desc>FPRate比較.F1:FPRate比較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tic memory</text:p>
                <draw:g>
                  <svg:desc>FPRate比較.B2:FPRate比較.B6</svg:desc>
                </draw:g>
              </table:table-cell>
              <table:table-cell office:value-type="float" office:value="1">
                <text:p>1</text:p>
                <draw:g>
                  <svg:desc>FPRate比較.C2:FPRate比較.C6</svg:desc>
                </draw:g>
              </table:table-cell>
              <table:table-cell office:value-type="float" office:value="1">
                <text:p>1</text:p>
                <draw:g>
                  <svg:desc>FPRate比較.D2:FPRate比較.D6</svg:desc>
                </draw:g>
              </table:table-cell>
              <table:table-cell office:value-type="float" office:value="1">
                <text:p>1</text:p>
                <draw:g>
                  <svg:desc>FPRate比較.E2:FPRate比較.E6</svg:desc>
                </draw:g>
              </table:table-cell>
              <table:table-cell office:value-type="float" office:value="1">
                <text:p>1</text:p>
                <draw:g>
                  <svg:desc>FPRate比較.F2:FPRate比較.F6</svg:desc>
                </draw:g>
              </table:table-cell>
            </table:table-row>
            <table:table-row>
              <table:table-cell office:value-type="string">
                <text:p>Dynamic memory</text:p>
              </table:table-cell>
              <table:table-cell office:value-type="float" office:value="0.954022988505747">
                <text:p>0.954022988505747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ck-related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esource management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inter-related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0.96">
                <text:p>0.96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